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5.632cm"/>
    </style:style>
    <style:style style:name="co5" style:family="table-column">
      <style:table-column-properties fo:break-before="auto" style:column-width="5.826cm"/>
    </style:style>
    <style:style style:name="co7" style:family="table-column">
      <style:table-column-properties fo:break-before="auto" style:column-width="5.098cm"/>
    </style:style>
    <style:style style:name="co8" style:family="table-column">
      <style:table-column-properties fo:break-before="auto" style:column-width="4.232cm"/>
    </style:style>
    <style:style style:name="co9" style:family="table-column">
      <style:table-column-properties fo:break-before="auto" style:column-width="4.161cm"/>
    </style:style>
    <style:style style:name="co10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none" fo:border-top="0.035cm solid #000000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35cm solid #000000"/>
    </style:style>
    <style:style style:name="ce5" style:family="table-cell" style:parent-style-name="Default">
      <style:table-cell-properties fo:border-bottom="0.035cm solid #000000" fo:border-left="none" fo:border-right="none" fo:border-top="none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-bottom="none" fo:border-left="none" fo:border-right="0.035cm solid #000000" fo:border-top="0.035cm solid #000000"/>
    </style:style>
    <style:style style:name="ce8" style:family="table-cell" style:parent-style-name="Default">
      <style:table-cell-properties fo:border-bottom="none" fo:border-left="none" fo:border-right="0.035cm solid #000000" fo:border-top="none"/>
    </style:style>
    <style:style style:name="ce9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>
      <style:table-cell-properties fo:border-bottom="none" fo:border-left="0.035cm solid #000000" fo:border-right="0.035cm solid #000000" fo:border-top="0.035cm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8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4"/>
          <table:table-cell table:style-name="ce4" office:value-type="string" table:number-columns-spanned="2" table:number-rows-spanned="1">
            <text:p>Множество секций</text:p>
          </table:table-cell>
          <table:covered-table-cell table:style-name="ce4"/>
          <table:table-cell table:style-name="ce7" office:value-type="string" table:number-columns-spanned="2" table:number-rows-spanned="1">
            <text:p>Общая секция</text:p>
          </table:table-cell>
          <table:covered-table-cell table:style-name="ce7"/>
          <table:table-cell table:number-columns-repeated="2"/>
          <table:table-cell table:style-name="ce10" office:value-type="string" table:number-columns-spanned="3" table:number-rows-spanned="1">
            <text:p>Результаты измерений</text:p>
          </table:table-cell>
          <table:covered-table-cell table:style-name="ce4"/>
          <table:covered-table-cell table:style-name="ce7"/>
        </table:table-row>
        <table:table-row table:style-name="ro1">
          <table:table-cell office:value-type="string">
            <text:p>Кол-во ядер</text:p>
          </table:table-cell>
          <table:table-cell office:value-type="string">
            <text:p>№ испытания</text:p>
          </table:table-cell>
          <table:table-cell table:style-name="ce6" office:value-type="string">
            <text:p>Время</text:p>
          </table:table-cell>
          <table:table-cell table:style-name="ce6" office:value-type="string">
            <text:p>Минимальное время</text:p>
          </table:table-cell>
          <table:table-cell office:value-type="string">
            <text:p>Время</text:p>
          </table:table-cell>
          <table:table-cell office:value-type="string">
            <text:p>Минимальное время</text:p>
          </table:table-cell>
          <table:table-cell table:number-columns-repeated="2"/>
          <table:table-cell table:style-name="ce2" office:value-type="string">
            <text:p>Кол-во ядер</text:p>
          </table:table-cell>
          <table:table-cell table:style-name="ce8" office:value-type="string">
            <text:p>Множество секций</text:p>
          </table:table-cell>
          <table:table-cell table:style-name="ce8" office:value-type="string">
            <text:p>Общая секция</text:p>
          </table:table-cell>
        </table:table-row>
        <table:table-row table:style-name="ro1">
          <table:table-cell office:value-type="float" office:value="1" table:number-columns-spanned="1" table:number-rows-spanned="10">
            <text:p>1</text:p>
          </table:table-cell>
          <table:table-cell office:value-type="float" office:value="1">
            <text:p>1</text:p>
          </table:table-cell>
          <table:table-cell office:value-type="float" office:value="34.31516">
            <text:p>34,32</text:p>
          </table:table-cell>
          <table:table-cell table:formula="of:=MIN([.C4:.C13])" office:value-type="float" office:value="33.919216" table:number-columns-spanned="1" table:number-rows-spanned="10">
            <text:p>33,92</text:p>
          </table:table-cell>
          <table:table-cell office:value-type="float" office:value="33.888144">
            <text:p>33,89</text:p>
          </table:table-cell>
          <table:table-cell table:formula="of:=MIN([.E4:.E13])" office:value-type="float" office:value="33.888144" table:number-columns-spanned="1" table:number-rows-spanned="10">
            <text:p>33,89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formula="of:=INDIRECT(ADDRESS([.I4] * 10 - 6; 4))" office:value-type="float" office:value="33.919216">
            <text:p>33,92</text:p>
          </table:table-cell>
          <table:table-cell table:style-name="ce8" table:formula="of:=INDIRECT(ADDRESS([.I4] * 10 - 6; 6))" office:value-type="float" office:value="33.888144">
            <text:p>33,8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34.211205">
            <text:p>34,21</text:p>
          </table:table-cell>
          <table:covered-table-cell/>
          <table:table-cell office:value-type="float" office:value="34.26884">
            <text:p>34,27</text:p>
          </table:table-cell>
          <table:covered-table-cell/>
          <table:table-cell table:number-columns-repeated="2"/>
          <table:table-cell table:style-name="ce2" office:value-type="float" office:value="2">
            <text:p>2</text:p>
          </table:table-cell>
          <table:table-cell table:formula="of:=INDIRECT(ADDRESS([.I5] * 10 - 6; 4))" office:value-type="float" office:value="17.18143">
            <text:p>17,18</text:p>
          </table:table-cell>
          <table:table-cell table:style-name="ce8" table:formula="of:=INDIRECT(ADDRESS([.I5] * 10 - 6; 6))" office:value-type="float" office:value="16.930098">
            <text:p>16,9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34.304632">
            <text:p>34,3</text:p>
          </table:table-cell>
          <table:covered-table-cell/>
          <table:table-cell office:value-type="float" office:value="34.430341">
            <text:p>34,43</text:p>
          </table:table-cell>
          <table:covered-table-cell/>
          <table:table-cell table:number-columns-repeated="2"/>
          <table:table-cell table:style-name="ce2" office:value-type="float" office:value="3">
            <text:p>3</text:p>
          </table:table-cell>
          <table:table-cell table:formula="of:=INDIRECT(ADDRESS([.I6] * 10 - 6; 4))" office:value-type="float" office:value="11.51578">
            <text:p>11,52</text:p>
          </table:table-cell>
          <table:table-cell table:style-name="ce8" table:formula="of:=INDIRECT(ADDRESS([.I6] * 10 - 6; 6))" office:value-type="float" office:value="11.341739">
            <text:p>11,3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34.305823">
            <text:p>34,31</text:p>
          </table:table-cell>
          <table:covered-table-cell/>
          <table:table-cell office:value-type="float" office:value="34.049809">
            <text:p>34,05</text:p>
          </table:table-cell>
          <table:covered-table-cell/>
          <table:table-cell table:number-columns-repeated="2"/>
          <table:table-cell table:style-name="ce2" office:value-type="float" office:value="4">
            <text:p>4</text:p>
          </table:table-cell>
          <table:table-cell table:formula="of:=INDIRECT(ADDRESS([.I7] * 10 - 6; 4))" office:value-type="float" office:value="9.11261">
            <text:p>9,11</text:p>
          </table:table-cell>
          <table:table-cell table:style-name="ce8" table:formula="of:=INDIRECT(ADDRESS([.I7] * 10 - 6; 6))" office:value-type="float" office:value="8.762584">
            <text:p>8,76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33.919216">
            <text:p>33,92</text:p>
          </table:table-cell>
          <table:covered-table-cell/>
          <table:table-cell office:value-type="float" office:value="34.029529">
            <text:p>34,03</text:p>
          </table:table-cell>
          <table:covered-table-cell/>
          <table:table-cell table:number-columns-repeated="2"/>
          <table:table-cell table:style-name="ce2" office:value-type="float" office:value="5">
            <text:p>5</text:p>
          </table:table-cell>
          <table:table-cell table:formula="of:=INDIRECT(ADDRESS([.I8] * 10 - 6; 4))" office:value-type="float" office:value="7.937405">
            <text:p>7,94</text:p>
          </table:table-cell>
          <table:table-cell table:style-name="ce8" table:formula="of:=INDIRECT(ADDRESS([.I8] * 10 - 6; 6))" office:value-type="float" office:value="7.787105">
            <text:p>7,79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34.31185">
            <text:p>34,31</text:p>
          </table:table-cell>
          <table:covered-table-cell/>
          <table:table-cell office:value-type="float" office:value="33.933316">
            <text:p>33,93</text:p>
          </table:table-cell>
          <table:covered-table-cell/>
          <table:table-cell table:number-columns-repeated="2"/>
          <table:table-cell table:style-name="ce2" office:value-type="float" office:value="6">
            <text:p>6</text:p>
          </table:table-cell>
          <table:table-cell table:formula="of:=INDIRECT(ADDRESS([.I9] * 10 - 6; 4))" office:value-type="float" office:value="7.105899">
            <text:p>7,11</text:p>
          </table:table-cell>
          <table:table-cell table:style-name="ce8" table:formula="of:=INDIRECT(ADDRESS([.I9] * 10 - 6; 6))" office:value-type="float" office:value="7.10431">
            <text:p>7,1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34.232539">
            <text:p>34,23</text:p>
          </table:table-cell>
          <table:covered-table-cell/>
          <table:table-cell office:value-type="float" office:value="33.954838">
            <text:p>33,95</text:p>
          </table:table-cell>
          <table:covered-table-cell/>
          <table:table-cell table:number-columns-repeated="2"/>
          <table:table-cell table:style-name="ce2" office:value-type="float" office:value="7">
            <text:p>7</text:p>
          </table:table-cell>
          <table:table-cell table:formula="of:=INDIRECT(ADDRESS([.I10] * 10 - 6; 4))" office:value-type="float" office:value="6.504583">
            <text:p>6,5</text:p>
          </table:table-cell>
          <table:table-cell table:style-name="ce8" table:formula="of:=INDIRECT(ADDRESS([.I10] * 10 - 6; 6))" office:value-type="float" office:value="6.528788">
            <text:p>6,53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34.331823">
            <text:p>34,33</text:p>
          </table:table-cell>
          <table:covered-table-cell/>
          <table:table-cell office:value-type="float" office:value="34.070406">
            <text:p>34,07</text:p>
          </table:table-cell>
          <table:covered-table-cell/>
          <table:table-cell table:number-columns-repeated="2"/>
          <table:table-cell table:style-name="ce2" office:value-type="float" office:value="8">
            <text:p>8</text:p>
          </table:table-cell>
          <table:table-cell table:formula="of:=INDIRECT(ADDRESS([.I11] * 10 - 6; 4))" office:value-type="float" office:value="6.249902">
            <text:p>6,25</text:p>
          </table:table-cell>
          <table:table-cell table:style-name="ce8" table:formula="of:=INDIRECT(ADDRESS([.I11] * 10 - 6; 6))" office:value-type="float" office:value="6.214948">
            <text:p>6,21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34.299875">
            <text:p>34,3</text:p>
          </table:table-cell>
          <table:covered-table-cell/>
          <table:table-cell office:value-type="float" office:value="34.058087">
            <text:p>34,06</text:p>
          </table:table-cell>
          <table:covered-table-cell/>
          <table:table-cell table:number-columns-repeated="2"/>
          <table:table-cell table:style-name="ce2" office:value-type="float" office:value="9">
            <text:p>9</text:p>
          </table:table-cell>
          <table:table-cell table:formula="of:=INDIRECT(ADDRESS([.I12] * 10 - 6; 4))" office:value-type="float" office:value="7.269476">
            <text:p>7,27</text:p>
          </table:table-cell>
          <table:table-cell table:style-name="ce8" table:formula="of:=INDIRECT(ADDRESS([.I12] * 10 - 6; 6))" office:value-type="float" office:value="7.275072">
            <text:p>7,28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34.195201">
            <text:p>34,2</text:p>
          </table:table-cell>
          <table:covered-table-cell/>
          <table:table-cell office:value-type="float" office:value="34.046">
            <text:p>34,05</text:p>
          </table:table-cell>
          <table:covered-table-cell/>
          <table:table-cell table:number-columns-repeated="2"/>
          <table:table-cell table:style-name="ce2" office:value-type="float" office:value="10">
            <text:p>10</text:p>
          </table:table-cell>
          <table:table-cell table:formula="of:=INDIRECT(ADDRESS([.I13] * 10 - 6; 4))" office:value-type="float" office:value="6.968764">
            <text:p>6,97</text:p>
          </table:table-cell>
          <table:table-cell table:style-name="ce8" table:formula="of:=INDIRECT(ADDRESS([.I13] * 10 - 6; 6))" office:value-type="float" office:value="6.95572">
            <text:p>6,96</text:p>
          </table:table-cell>
        </table:table-row>
        <table:table-row table:style-name="ro1">
          <table:table-cell office:value-type="float" office:value="2" table:number-columns-spanned="1" table:number-rows-spanned="10">
            <text:p>2</text:p>
          </table:table-cell>
          <table:table-cell office:value-type="float" office:value="1">
            <text:p>1</text:p>
          </table:table-cell>
          <table:table-cell office:value-type="float" office:value="17.302127">
            <text:p>17,3</text:p>
          </table:table-cell>
          <table:table-cell table:formula="of:=MIN([.C14:.C23])" office:value-type="float" office:value="17.18143" table:number-columns-spanned="1" table:number-rows-spanned="10">
            <text:p>17,18</text:p>
          </table:table-cell>
          <table:table-cell office:value-type="float" office:value="17.053223">
            <text:p>17,05</text:p>
          </table:table-cell>
          <table:table-cell table:formula="of:=MIN([.E14:.E23])" office:value-type="float" office:value="16.930098" table:number-columns-spanned="1" table:number-rows-spanned="10">
            <text:p>16,93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table:formula="of:=INDIRECT(ADDRESS([.I14] * 10 - 6; 4))" office:value-type="float" office:value="6.699679">
            <text:p>6,7</text:p>
          </table:table-cell>
          <table:table-cell table:style-name="ce8" table:formula="of:=INDIRECT(ADDRESS([.I14] * 10 - 6; 6))" office:value-type="float" office:value="6.612274">
            <text:p>6,6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7.18143">
            <text:p>17,18</text:p>
          </table:table-cell>
          <table:covered-table-cell/>
          <table:table-cell office:value-type="float" office:value="17.001767">
            <text:p>17</text:p>
          </table:table-cell>
          <table:covered-table-cell/>
          <table:table-cell table:number-columns-repeated="2"/>
          <table:table-cell table:style-name="ce2" office:value-type="float" office:value="12">
            <text:p>12</text:p>
          </table:table-cell>
          <table:table-cell table:formula="of:=INDIRECT(ADDRESS([.I15] * 10 - 6; 4))" office:value-type="float" office:value="6.425228">
            <text:p>6,43</text:p>
          </table:table-cell>
          <table:table-cell table:style-name="ce8" table:formula="of:=INDIRECT(ADDRESS([.I15] * 10 - 6; 6))" office:value-type="float" office:value="6.398298">
            <text:p>6,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7.253868">
            <text:p>17,25</text:p>
          </table:table-cell>
          <table:covered-table-cell/>
          <table:table-cell office:value-type="float" office:value="17.084683">
            <text:p>17,08</text:p>
          </table:table-cell>
          <table:covered-table-cell/>
          <table:table-cell table:number-columns-repeated="2"/>
          <table:table-cell table:style-name="ce2" office:value-type="float" office:value="13">
            <text:p>13</text:p>
          </table:table-cell>
          <table:table-cell table:formula="of:=INDIRECT(ADDRESS([.I16] * 10 - 6; 4))" office:value-type="float" office:value="6.591053">
            <text:p>6,59</text:p>
          </table:table-cell>
          <table:table-cell table:style-name="ce8" table:formula="of:=INDIRECT(ADDRESS([.I16] * 10 - 6; 6))" office:value-type="float" office:value="6.62558">
            <text:p>6,6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7.254683">
            <text:p>17,25</text:p>
          </table:table-cell>
          <table:covered-table-cell/>
          <table:table-cell office:value-type="float" office:value="17.127871">
            <text:p>17,13</text:p>
          </table:table-cell>
          <table:covered-table-cell/>
          <table:table-cell table:number-columns-repeated="2"/>
          <table:table-cell table:style-name="ce2" office:value-type="float" office:value="14">
            <text:p>14</text:p>
          </table:table-cell>
          <table:table-cell table:formula="of:=INDIRECT(ADDRESS([.I17] * 10 - 6; 4))" office:value-type="float" office:value="6.486895">
            <text:p>6,49</text:p>
          </table:table-cell>
          <table:table-cell table:style-name="ce8" table:formula="of:=INDIRECT(ADDRESS([.I17] * 10 - 6; 6))" office:value-type="float" office:value="6.512988">
            <text:p>6,51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7.288617">
            <text:p>17,29</text:p>
          </table:table-cell>
          <table:covered-table-cell/>
          <table:table-cell office:value-type="float" office:value="17.047036">
            <text:p>17,05</text:p>
          </table:table-cell>
          <table:covered-table-cell/>
          <table:table-cell table:number-columns-repeated="2"/>
          <table:table-cell table:style-name="ce2" office:value-type="float" office:value="15">
            <text:p>15</text:p>
          </table:table-cell>
          <table:table-cell table:formula="of:=INDIRECT(ADDRESS([.I18] * 10 - 6; 4))" office:value-type="float" office:value="6.342655">
            <text:p>6,34</text:p>
          </table:table-cell>
          <table:table-cell table:style-name="ce8" table:formula="of:=INDIRECT(ADDRESS([.I18] * 10 - 6; 6))" office:value-type="float" office:value="6.387953">
            <text:p>6,39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7.528869">
            <text:p>17,53</text:p>
          </table:table-cell>
          <table:covered-table-cell/>
          <table:table-cell office:value-type="float" office:value="17.021488">
            <text:p>17,02</text:p>
          </table:table-cell>
          <table:covered-table-cell/>
          <table:table-cell table:number-columns-repeated="2"/>
          <table:table-cell table:style-name="ce3" office:value-type="float" office:value="16">
            <text:p>16</text:p>
          </table:table-cell>
          <table:table-cell table:style-name="ce5" table:formula="of:=INDIRECT(ADDRESS([.I19] * 10 - 6; 4))" office:value-type="float" office:value="6.232376">
            <text:p>6,23</text:p>
          </table:table-cell>
          <table:table-cell table:style-name="ce9" table:formula="of:=INDIRECT(ADDRESS([.I19] * 10 - 6; 6))" office:value-type="float" office:value="6.319316">
            <text:p>6,32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7.222197">
            <text:p>17,22</text:p>
          </table:table-cell>
          <table:covered-table-cell/>
          <table:table-cell office:value-type="float" office:value="17.038591">
            <text:p>17,0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7.23242">
            <text:p>17,23</text:p>
          </table:table-cell>
          <table:covered-table-cell/>
          <table:table-cell office:value-type="float" office:value="17.040625">
            <text:p>17,0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7.35703">
            <text:p>17,36</text:p>
          </table:table-cell>
          <table:covered-table-cell/>
          <table:table-cell office:value-type="float" office:value="16.930098">
            <text:p>16,9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7.217859">
            <text:p>17,22</text:p>
          </table:table-cell>
          <table:covered-table-cell/>
          <table:table-cell office:value-type="float" office:value="17.235864">
            <text:p>17,24</text:p>
          </table:table-cell>
          <table:covered-table-cell/>
          <table:table-cell table:number-columns-repeated="2"/>
          <table:table-cell table:style-name="ce10" office:value-type="string" table:number-columns-spanned="3" table:number-rows-spanned="1">
            <text:p>Ускорение</text:p>
          </table:table-cell>
          <table:covered-table-cell table:style-name="ce4"/>
          <table:covered-table-cell table:style-name="ce7"/>
        </table:table-row>
        <table:table-row table:style-name="ro1">
          <table:table-cell office:value-type="float" office:value="3" table:number-columns-spanned="1" table:number-rows-spanned="10">
            <text:p>3</text:p>
          </table:table-cell>
          <table:table-cell office:value-type="float" office:value="1">
            <text:p>1</text:p>
          </table:table-cell>
          <table:table-cell office:value-type="float" office:value="11.560718">
            <text:p>11,56</text:p>
          </table:table-cell>
          <table:table-cell table:formula="of:=MIN([.C24:.C33])" office:value-type="float" office:value="11.51578" table:number-columns-spanned="1" table:number-rows-spanned="10">
            <text:p>11,52</text:p>
          </table:table-cell>
          <table:table-cell office:value-type="float" office:value="11.373575">
            <text:p>11,37</text:p>
          </table:table-cell>
          <table:table-cell table:formula="of:=MIN([.E24:.E33])" office:value-type="float" office:value="11.341739" table:number-columns-spanned="1" table:number-rows-spanned="10">
            <text:p>11,34</text:p>
          </table:table-cell>
          <table:table-cell table:number-columns-repeated="2"/>
          <table:table-cell table:style-name="ce2" office:value-type="string">
            <text:p>Кол-во ядер</text:p>
          </table:table-cell>
          <table:table-cell table:style-name="ce8" office:value-type="string">
            <text:p>Множество секций</text:p>
          </table:table-cell>
          <table:table-cell table:style-name="ce8" office:value-type="string">
            <text:p>Общая секция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1.547277">
            <text:p>11,55</text:p>
          </table:table-cell>
          <table:covered-table-cell/>
          <table:table-cell office:value-type="float" office:value="11.377031">
            <text:p>11,38</text:p>
          </table:table-cell>
          <table:covered-table-cell/>
          <table:table-cell table:number-columns-repeated="2"/>
          <table:table-cell table:style-name="ce2" office:value-type="float" office:value="1">
            <text:p>1</text:p>
          </table:table-cell>
          <table:table-cell table:formula="of:=[.$J$4]/[.J4]" office:value-type="float" office:value="1">
            <text:p>1</text:p>
          </table:table-cell>
          <table:table-cell table:style-name="ce8" table:formula="of:=[.$K$4]/[.K4]" office:value-type="float" office:value="1">
            <text:p>1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1.545044">
            <text:p>11,55</text:p>
          </table:table-cell>
          <table:covered-table-cell/>
          <table:table-cell office:value-type="float" office:value="11.433254">
            <text:p>11,43</text:p>
          </table:table-cell>
          <table:covered-table-cell/>
          <table:table-cell table:number-columns-repeated="2"/>
          <table:table-cell table:style-name="ce2" office:value-type="float" office:value="2">
            <text:p>2</text:p>
          </table:table-cell>
          <table:table-cell table:formula="of:=[.$J$4]/[.J5]" office:value-type="float" office:value="1.9741788663691">
            <text:p>1,97</text:p>
          </table:table-cell>
          <table:table-cell table:style-name="ce8" table:formula="of:=[.$K$4]/[.K5]" office:value-type="float" office:value="2.00165078784541">
            <text:p>2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1.555695">
            <text:p>11,56</text:p>
          </table:table-cell>
          <table:covered-table-cell/>
          <table:table-cell office:value-type="float" office:value="11.409323">
            <text:p>11,41</text:p>
          </table:table-cell>
          <table:covered-table-cell/>
          <table:table-cell table:number-columns-repeated="2"/>
          <table:table-cell table:style-name="ce2" office:value-type="float" office:value="3">
            <text:p>3</text:p>
          </table:table-cell>
          <table:table-cell table:formula="of:=[.$J$4]/[.J6]" office:value-type="float" office:value="2.94545536646237">
            <text:p>2,95</text:p>
          </table:table-cell>
          <table:table-cell table:style-name="ce8" table:formula="of:=[.$K$4]/[.K6]" office:value-type="float" office:value="2.98791428721821">
            <text:p>2,99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1.544827">
            <text:p>11,54</text:p>
          </table:table-cell>
          <table:covered-table-cell/>
          <table:table-cell office:value-type="float" office:value="11.419969">
            <text:p>11,42</text:p>
          </table:table-cell>
          <table:covered-table-cell/>
          <table:table-cell table:number-columns-repeated="2"/>
          <table:table-cell table:style-name="ce2" office:value-type="float" office:value="4">
            <text:p>4</text:p>
          </table:table-cell>
          <table:table-cell table:formula="of:=[.$J$4]/[.J7]" office:value-type="float" office:value="3.72222842851828">
            <text:p>3,72</text:p>
          </table:table-cell>
          <table:table-cell table:style-name="ce8" table:formula="of:=[.$K$4]/[.K7]" office:value-type="float" office:value="3.86736880354014">
            <text:p>3,87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1.529267">
            <text:p>11,53</text:p>
          </table:table-cell>
          <table:covered-table-cell/>
          <table:table-cell office:value-type="float" office:value="11.511414">
            <text:p>11,51</text:p>
          </table:table-cell>
          <table:covered-table-cell/>
          <table:table-cell table:number-columns-repeated="2"/>
          <table:table-cell table:style-name="ce2" office:value-type="float" office:value="5">
            <text:p>5</text:p>
          </table:table-cell>
          <table:table-cell table:formula="of:=[.$J$4]/[.J8]" office:value-type="float" office:value="4.27333820058319">
            <text:p>4,27</text:p>
          </table:table-cell>
          <table:table-cell table:style-name="ce8" table:formula="of:=[.$K$4]/[.K8]" office:value-type="float" office:value="4.35182831103472">
            <text:p>4,35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1.51578">
            <text:p>11,52</text:p>
          </table:table-cell>
          <table:covered-table-cell/>
          <table:table-cell office:value-type="float" office:value="11.341739">
            <text:p>11,34</text:p>
          </table:table-cell>
          <table:covered-table-cell/>
          <table:table-cell table:number-columns-repeated="2"/>
          <table:table-cell table:style-name="ce2" office:value-type="float" office:value="6">
            <text:p>6</text:p>
          </table:table-cell>
          <table:table-cell table:formula="of:=[.$J$4]/[.J9]" office:value-type="float" office:value="4.77338841995925">
            <text:p>4,77</text:p>
          </table:table-cell>
          <table:table-cell table:style-name="ce8" table:formula="of:=[.$K$4]/[.K9]" office:value-type="float" office:value="4.77008238660757">
            <text:p>4,77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1.580945">
            <text:p>11,58</text:p>
          </table:table-cell>
          <table:covered-table-cell/>
          <table:table-cell office:value-type="float" office:value="11.384872">
            <text:p>11,38</text:p>
          </table:table-cell>
          <table:covered-table-cell/>
          <table:table-cell table:number-columns-repeated="2"/>
          <table:table-cell table:style-name="ce2" office:value-type="float" office:value="7">
            <text:p>7</text:p>
          </table:table-cell>
          <table:table-cell table:formula="of:=[.$J$4]/[.J10]" office:value-type="float" office:value="5.2146641836994">
            <text:p>5,21</text:p>
          </table:table-cell>
          <table:table-cell table:style-name="ce8" table:formula="of:=[.$K$4]/[.K10]" office:value-type="float" office:value="5.19057197139806">
            <text:p>5,19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1.574772">
            <text:p>11,57</text:p>
          </table:table-cell>
          <table:covered-table-cell/>
          <table:table-cell office:value-type="float" office:value="11.366587">
            <text:p>11,37</text:p>
          </table:table-cell>
          <table:covered-table-cell/>
          <table:table-cell table:number-columns-repeated="2"/>
          <table:table-cell table:style-name="ce2" office:value-type="float" office:value="8">
            <text:p>8</text:p>
          </table:table-cell>
          <table:table-cell table:formula="of:=[.$J$4]/[.J11]" office:value-type="float" office:value="5.42715965786344">
            <text:p>5,43</text:p>
          </table:table-cell>
          <table:table-cell table:style-name="ce8" table:formula="of:=[.$K$4]/[.K11]" office:value-type="float" office:value="5.45268343355407">
            <text:p>5,45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1.548611">
            <text:p>11,55</text:p>
          </table:table-cell>
          <table:covered-table-cell/>
          <table:table-cell office:value-type="float" office:value="11.381462">
            <text:p>11,38</text:p>
          </table:table-cell>
          <table:covered-table-cell/>
          <table:table-cell table:number-columns-repeated="2"/>
          <table:table-cell table:style-name="ce2" office:value-type="float" office:value="9">
            <text:p>9</text:p>
          </table:table-cell>
          <table:table-cell table:formula="of:=[.$J$4]/[.J12]" office:value-type="float" office:value="4.66597812552101">
            <text:p>4,67</text:p>
          </table:table-cell>
          <table:table-cell table:style-name="ce8" table:formula="of:=[.$K$4]/[.K12]" office:value-type="float" office:value="4.65811802274947">
            <text:p>4,66</text:p>
          </table:table-cell>
        </table:table-row>
        <table:table-row table:style-name="ro1">
          <table:table-cell office:value-type="float" office:value="4" table:number-columns-spanned="1" table:number-rows-spanned="10">
            <text:p>4</text:p>
          </table:table-cell>
          <table:table-cell office:value-type="float" office:value="1">
            <text:p>1</text:p>
          </table:table-cell>
          <table:table-cell office:value-type="float" office:value="9.11261">
            <text:p>9,11</text:p>
          </table:table-cell>
          <table:table-cell table:formula="of:=MIN([.C34:.C43])" office:value-type="float" office:value="9.11261" table:number-columns-spanned="1" table:number-rows-spanned="10">
            <text:p>9,11</text:p>
          </table:table-cell>
          <table:table-cell office:value-type="float" office:value="8.762584">
            <text:p>8,76</text:p>
          </table:table-cell>
          <table:table-cell table:formula="of:=MIN([.E34:.E43])" office:value-type="float" office:value="8.762584" table:number-columns-spanned="1" table:number-rows-spanned="10">
            <text:p>8,76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formula="of:=[.$J$4]/[.J13]" office:value-type="float" office:value="4.86732166564975">
            <text:p>4,87</text:p>
          </table:table-cell>
          <table:table-cell table:style-name="ce8" table:formula="of:=[.$K$4]/[.K13]" office:value-type="float" office:value="4.87198219594808">
            <text:p>4,87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9.147135">
            <text:p>9,15</text:p>
          </table:table-cell>
          <table:covered-table-cell/>
          <table:table-cell office:value-type="float" office:value="9.261192">
            <text:p>9,26</text:p>
          </table:table-cell>
          <table:covered-table-cell/>
          <table:table-cell table:number-columns-repeated="2"/>
          <table:table-cell table:style-name="ce2" office:value-type="float" office:value="11">
            <text:p>11</text:p>
          </table:table-cell>
          <table:table-cell table:formula="of:=[.$J$4]/[.J14]" office:value-type="float" office:value="5.06281211383411">
            <text:p>5,06</text:p>
          </table:table-cell>
          <table:table-cell table:style-name="ce8" table:formula="of:=[.$K$4]/[.K14]" office:value-type="float" office:value="5.12503625832807">
            <text:p>5,1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9.224967">
            <text:p>9,22</text:p>
          </table:table-cell>
          <table:covered-table-cell/>
          <table:table-cell office:value-type="float" office:value="9.118731">
            <text:p>9,12</text:p>
          </table:table-cell>
          <table:covered-table-cell/>
          <table:table-cell table:number-columns-repeated="2"/>
          <table:table-cell table:style-name="ce2" office:value-type="float" office:value="12">
            <text:p>12</text:p>
          </table:table-cell>
          <table:table-cell table:formula="of:=[.$J$4]/[.J15]" office:value-type="float" office:value="5.27906807353762">
            <text:p>5,28</text:p>
          </table:table-cell>
          <table:table-cell table:style-name="ce8" table:formula="of:=[.$K$4]/[.K15]" office:value-type="float" office:value="5.29643101962428">
            <text:p>5,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9.28127">
            <text:p>9,28</text:p>
          </table:table-cell>
          <table:covered-table-cell/>
          <table:table-cell office:value-type="float" office:value="9.204084">
            <text:p>9,2</text:p>
          </table:table-cell>
          <table:covered-table-cell/>
          <table:table-cell table:number-columns-repeated="2"/>
          <table:table-cell table:style-name="ce2" office:value-type="float" office:value="13">
            <text:p>13</text:p>
          </table:table-cell>
          <table:table-cell table:formula="of:=[.$J$4]/[.J16]" office:value-type="float" office:value="5.14625144115819">
            <text:p>5,15</text:p>
          </table:table-cell>
          <table:table-cell table:style-name="ce8" table:formula="of:=[.$K$4]/[.K16]" office:value-type="float" office:value="5.1147437658288">
            <text:p>5,11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9.319951">
            <text:p>9,32</text:p>
          </table:table-cell>
          <table:covered-table-cell/>
          <table:table-cell office:value-type="float" office:value="9.19212">
            <text:p>9,19</text:p>
          </table:table-cell>
          <table:covered-table-cell/>
          <table:table-cell table:number-columns-repeated="2"/>
          <table:table-cell table:style-name="ce2" office:value-type="float" office:value="14">
            <text:p>14</text:p>
          </table:table-cell>
          <table:table-cell table:formula="of:=[.$J$4]/[.J17]" office:value-type="float" office:value="5.22888315596291">
            <text:p>5,23</text:p>
          </table:table-cell>
          <table:table-cell table:style-name="ce8" table:formula="of:=[.$K$4]/[.K17]" office:value-type="float" office:value="5.20316389343877">
            <text:p>5,2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9.40094">
            <text:p>9,4</text:p>
          </table:table-cell>
          <table:covered-table-cell/>
          <table:table-cell office:value-type="float" office:value="9.061604">
            <text:p>9,06</text:p>
          </table:table-cell>
          <table:covered-table-cell/>
          <table:table-cell table:number-columns-repeated="2"/>
          <table:table-cell table:style-name="ce2" office:value-type="float" office:value="15">
            <text:p>15</text:p>
          </table:table-cell>
          <table:table-cell table:formula="of:=[.$J$4]/[.J18]" office:value-type="float" office:value="5.34779457498477">
            <text:p>5,35</text:p>
          </table:table-cell>
          <table:table-cell table:style-name="ce8" table:formula="of:=[.$K$4]/[.K18]" office:value-type="float" office:value="5.30500834931002">
            <text:p>5,31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9.372309">
            <text:p>9,37</text:p>
          </table:table-cell>
          <table:covered-table-cell/>
          <table:table-cell office:value-type="float" office:value="9.278468">
            <text:p>9,28</text:p>
          </table:table-cell>
          <table:covered-table-cell/>
          <table:table-cell table:number-columns-repeated="2"/>
          <table:table-cell table:style-name="ce3" office:value-type="float" office:value="16">
            <text:p>16</text:p>
          </table:table-cell>
          <table:table-cell table:style-name="ce5" table:formula="of:=[.$J$4]/[.J19]" office:value-type="float" office:value="5.44242131732745">
            <text:p>5,44</text:p>
          </table:table-cell>
          <table:table-cell table:style-name="ce9" table:formula="of:=[.$K$4]/[.K19]" office:value-type="float" office:value="5.36262848700714">
            <text:p>5,36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9.155258">
            <text:p>9,16</text:p>
          </table:table-cell>
          <table:covered-table-cell/>
          <table:table-cell office:value-type="float" office:value="9.261388">
            <text:p>9,2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9.23948">
            <text:p>9,24</text:p>
          </table:table-cell>
          <table:covered-table-cell/>
          <table:table-cell office:value-type="float" office:value="9.309022">
            <text:p>9,3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9.267127">
            <text:p>9,27</text:p>
          </table:table-cell>
          <table:covered-table-cell/>
          <table:table-cell office:value-type="float" office:value="9.200782">
            <text:p>9,2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5" table:number-columns-spanned="1" table:number-rows-spanned="10">
            <text:p>5</text:p>
          </table:table-cell>
          <table:table-cell office:value-type="float" office:value="1">
            <text:p>1</text:p>
          </table:table-cell>
          <table:table-cell office:value-type="float" office:value="7.992202">
            <text:p>7,99</text:p>
          </table:table-cell>
          <table:table-cell table:formula="of:=MIN([.C44:.C53])" office:value-type="float" office:value="7.937405" table:number-columns-spanned="1" table:number-rows-spanned="10">
            <text:p>7,94</text:p>
          </table:table-cell>
          <table:table-cell office:value-type="float" office:value="8.011438">
            <text:p>8,01</text:p>
          </table:table-cell>
          <table:table-cell table:formula="of:=MIN([.E44:.E53])" office:value-type="float" office:value="7.787105" table:number-columns-spanned="1" table:number-rows-spanned="10">
            <text:p>7,79</text:p>
          </table:table-cell>
          <table:table-cell table:number-columns-repeated="2"/>
          <table:table-cell table:style-name="ce10" office:value-type="string" table:number-columns-spanned="3" table:number-rows-spanned="1">
            <text:p>Эффективность</text:p>
          </table:table-cell>
          <table:covered-table-cell table:style-name="ce4"/>
          <table:covered-table-cell table:style-name="ce7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8.016565">
            <text:p>8,02</text:p>
          </table:table-cell>
          <table:covered-table-cell/>
          <table:table-cell office:value-type="float" office:value="7.816558">
            <text:p>7,82</text:p>
          </table:table-cell>
          <table:covered-table-cell/>
          <table:table-cell table:number-columns-repeated="2"/>
          <table:table-cell table:style-name="ce2" office:value-type="string">
            <text:p>Кол-во ядер</text:p>
          </table:table-cell>
          <table:table-cell table:style-name="ce8" office:value-type="string">
            <text:p>Множество секций</text:p>
          </table:table-cell>
          <table:table-cell table:style-name="ce8" office:value-type="string">
            <text:p>Общая секция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7.946403">
            <text:p>7,95</text:p>
          </table:table-cell>
          <table:covered-table-cell/>
          <table:table-cell office:value-type="float" office:value="7.910282">
            <text:p>7,91</text:p>
          </table:table-cell>
          <table:covered-table-cell/>
          <table:table-cell table:number-columns-repeated="2"/>
          <table:table-cell table:style-name="ce2" office:value-type="float" office:value="1">
            <text:p>1</text:p>
          </table:table-cell>
          <table:table-cell table:formula="of:=[.J25]/[.I46]" office:value-type="float" office:value="1">
            <text:p>1</text:p>
          </table:table-cell>
          <table:table-cell table:style-name="ce8" table:formula="of:=[.K25]/[.I46]" office:value-type="float" office:value="1">
            <text:p>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8.040539">
            <text:p>8,04</text:p>
          </table:table-cell>
          <table:covered-table-cell/>
          <table:table-cell office:value-type="float" office:value="7.987077">
            <text:p>7,99</text:p>
          </table:table-cell>
          <table:covered-table-cell/>
          <table:table-cell table:number-columns-repeated="2"/>
          <table:table-cell table:style-name="ce2" office:value-type="float" office:value="2">
            <text:p>2</text:p>
          </table:table-cell>
          <table:table-cell table:formula="of:=[.J26]/[.I47]" office:value-type="float" office:value="0.987089433184549">
            <text:p>0,99</text:p>
          </table:table-cell>
          <table:table-cell table:style-name="ce8" table:formula="of:=[.K26]/[.I47]" office:value-type="float" office:value="1.0008253939227">
            <text:p>1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7.937405">
            <text:p>7,94</text:p>
          </table:table-cell>
          <table:covered-table-cell/>
          <table:table-cell office:value-type="float" office:value="7.964037">
            <text:p>7,96</text:p>
          </table:table-cell>
          <table:covered-table-cell/>
          <table:table-cell table:number-columns-repeated="2"/>
          <table:table-cell table:style-name="ce2" office:value-type="float" office:value="3">
            <text:p>3</text:p>
          </table:table-cell>
          <table:table-cell table:formula="of:=[.J27]/[.I48]" office:value-type="float" office:value="0.981818455487456">
            <text:p>0,98</text:p>
          </table:table-cell>
          <table:table-cell table:style-name="ce8" table:formula="of:=[.K27]/[.I48]" office:value-type="float" office:value="0.995971429072737">
            <text:p>1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8.043185">
            <text:p>8,04</text:p>
          </table:table-cell>
          <table:covered-table-cell/>
          <table:table-cell office:value-type="float" office:value="7.895527">
            <text:p>7,9</text:p>
          </table:table-cell>
          <table:covered-table-cell/>
          <table:table-cell table:number-columns-repeated="2"/>
          <table:table-cell table:style-name="ce2" office:value-type="float" office:value="4">
            <text:p>4</text:p>
          </table:table-cell>
          <table:table-cell table:formula="of:=[.J28]/[.I49]" office:value-type="float" office:value="0.930557107129571">
            <text:p>0,93</text:p>
          </table:table-cell>
          <table:table-cell table:style-name="ce8" table:formula="of:=[.K28]/[.I49]" office:value-type="float" office:value="0.966842200885036">
            <text:p>0,97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8.054413">
            <text:p>8,05</text:p>
          </table:table-cell>
          <table:covered-table-cell/>
          <table:table-cell office:value-type="float" office:value="7.964871">
            <text:p>7,96</text:p>
          </table:table-cell>
          <table:covered-table-cell/>
          <table:table-cell table:number-columns-repeated="2"/>
          <table:table-cell table:style-name="ce2" office:value-type="float" office:value="5">
            <text:p>5</text:p>
          </table:table-cell>
          <table:table-cell table:formula="of:=[.J29]/[.I50]" office:value-type="float" office:value="0.854667640116638">
            <text:p>0,85</text:p>
          </table:table-cell>
          <table:table-cell table:style-name="ce8" table:formula="of:=[.K29]/[.I50]" office:value-type="float" office:value="0.870365662206943">
            <text:p>0,87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8.003134">
            <text:p>8</text:p>
          </table:table-cell>
          <table:covered-table-cell/>
          <table:table-cell office:value-type="float" office:value="7.961405">
            <text:p>7,96</text:p>
          </table:table-cell>
          <table:covered-table-cell/>
          <table:table-cell table:number-columns-repeated="2"/>
          <table:table-cell table:style-name="ce2" office:value-type="float" office:value="6">
            <text:p>6</text:p>
          </table:table-cell>
          <table:table-cell table:formula="of:=[.J30]/[.I51]" office:value-type="float" office:value="0.795564736659875">
            <text:p>0,8</text:p>
          </table:table-cell>
          <table:table-cell table:style-name="ce8" table:formula="of:=[.K30]/[.I51]" office:value-type="float" office:value="0.795013731101261">
            <text:p>0,8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7.985623">
            <text:p>7,99</text:p>
          </table:table-cell>
          <table:covered-table-cell/>
          <table:table-cell office:value-type="float" office:value="7.787105">
            <text:p>7,79</text:p>
          </table:table-cell>
          <table:covered-table-cell/>
          <table:table-cell table:number-columns-repeated="2"/>
          <table:table-cell table:style-name="ce2" office:value-type="float" office:value="7">
            <text:p>7</text:p>
          </table:table-cell>
          <table:table-cell table:formula="of:=[.J31]/[.I52]" office:value-type="float" office:value="0.744952026242771">
            <text:p>0,74</text:p>
          </table:table-cell>
          <table:table-cell table:style-name="ce8" table:formula="of:=[.K31]/[.I52]" office:value-type="float" office:value="0.741510281628294">
            <text:p>0,74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8.074993">
            <text:p>8,07</text:p>
          </table:table-cell>
          <table:covered-table-cell/>
          <table:table-cell office:value-type="float" office:value="7.795289">
            <text:p>7,8</text:p>
          </table:table-cell>
          <table:covered-table-cell/>
          <table:table-cell table:number-columns-repeated="2"/>
          <table:table-cell table:style-name="ce2" office:value-type="float" office:value="8">
            <text:p>8</text:p>
          </table:table-cell>
          <table:table-cell table:formula="of:=[.J32]/[.I53]" office:value-type="float" office:value="0.678394957232929">
            <text:p>0,68</text:p>
          </table:table-cell>
          <table:table-cell table:style-name="ce8" table:formula="of:=[.K32]/[.I53]" office:value-type="float" office:value="0.681585429194259">
            <text:p>0,68</text:p>
          </table:table-cell>
        </table:table-row>
        <table:table-row table:style-name="ro1">
          <table:table-cell office:value-type="float" office:value="6" table:number-columns-spanned="1" table:number-rows-spanned="10">
            <text:p>6</text:p>
          </table:table-cell>
          <table:table-cell office:value-type="float" office:value="1">
            <text:p>1</text:p>
          </table:table-cell>
          <table:table-cell office:value-type="float" office:value="7.217636">
            <text:p>7,22</text:p>
          </table:table-cell>
          <table:table-cell table:formula="of:=MIN([.C54:.C63])" office:value-type="float" office:value="7.105899" table:number-columns-spanned="1" table:number-rows-spanned="10">
            <text:p>7,11</text:p>
          </table:table-cell>
          <table:table-cell office:value-type="float" office:value="7.177258">
            <text:p>7,18</text:p>
          </table:table-cell>
          <table:table-cell table:formula="of:=MIN([.E54:.E63])" office:value-type="float" office:value="7.10431" table:number-columns-spanned="1" table:number-rows-spanned="10">
            <text:p>7,1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formula="of:=[.J33]/[.I54]" office:value-type="float" office:value="0.518442013946779">
            <text:p>0,52</text:p>
          </table:table-cell>
          <table:table-cell table:style-name="ce8" table:formula="of:=[.K33]/[.I54]" office:value-type="float" office:value="0.517568669194385">
            <text:p>0,5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7.218159">
            <text:p>7,22</text:p>
          </table:table-cell>
          <table:covered-table-cell/>
          <table:table-cell office:value-type="float" office:value="7.10431">
            <text:p>7,1</text:p>
          </table:table-cell>
          <table:covered-table-cell/>
          <table:table-cell table:number-columns-repeated="2"/>
          <table:table-cell table:style-name="ce2" office:value-type="float" office:value="10">
            <text:p>10</text:p>
          </table:table-cell>
          <table:table-cell table:formula="of:=[.J34]/[.I55]" office:value-type="float" office:value="0.486732166564975">
            <text:p>0,49</text:p>
          </table:table-cell>
          <table:table-cell table:style-name="ce8" table:formula="of:=[.K34]/[.I55]" office:value-type="float" office:value="0.487198219594808">
            <text:p>0,4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7.105899">
            <text:p>7,11</text:p>
          </table:table-cell>
          <table:covered-table-cell/>
          <table:table-cell office:value-type="float" office:value="7.199081">
            <text:p>7,2</text:p>
          </table:table-cell>
          <table:covered-table-cell/>
          <table:table-cell table:number-columns-repeated="2"/>
          <table:table-cell table:style-name="ce2" office:value-type="float" office:value="11">
            <text:p>11</text:p>
          </table:table-cell>
          <table:table-cell table:formula="of:=[.J35]/[.I56]" office:value-type="float" office:value="0.460255646712192">
            <text:p>0,46</text:p>
          </table:table-cell>
          <table:table-cell table:style-name="ce8" table:formula="of:=[.K35]/[.I56]" office:value-type="float" office:value="0.465912387120734">
            <text:p>0,4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7.197219">
            <text:p>7,2</text:p>
          </table:table-cell>
          <table:covered-table-cell/>
          <table:table-cell office:value-type="float" office:value="7.216251">
            <text:p>7,22</text:p>
          </table:table-cell>
          <table:covered-table-cell/>
          <table:table-cell table:number-columns-repeated="2"/>
          <table:table-cell table:style-name="ce2" office:value-type="float" office:value="12">
            <text:p>12</text:p>
          </table:table-cell>
          <table:table-cell table:formula="of:=[.J36]/[.I57]" office:value-type="float" office:value="0.439922339461469">
            <text:p>0,44</text:p>
          </table:table-cell>
          <table:table-cell table:style-name="ce8" table:formula="of:=[.K36]/[.I57]" office:value-type="float" office:value="0.441369251635357">
            <text:p>0,44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7.140929">
            <text:p>7,14</text:p>
          </table:table-cell>
          <table:covered-table-cell/>
          <table:table-cell office:value-type="float" office:value="7.154756">
            <text:p>7,15</text:p>
          </table:table-cell>
          <table:covered-table-cell/>
          <table:table-cell table:number-columns-repeated="2"/>
          <table:table-cell table:style-name="ce2" office:value-type="float" office:value="13">
            <text:p>13</text:p>
          </table:table-cell>
          <table:table-cell table:formula="of:=[.J37]/[.I58]" office:value-type="float" office:value="0.395865495473707">
            <text:p>0,4</text:p>
          </table:table-cell>
          <table:table-cell table:style-name="ce8" table:formula="of:=[.K37]/[.I58]" office:value-type="float" office:value="0.393441828140677">
            <text:p>0,39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7.257818">
            <text:p>7,26</text:p>
          </table:table-cell>
          <table:covered-table-cell/>
          <table:table-cell office:value-type="float" office:value="7.154312">
            <text:p>7,15</text:p>
          </table:table-cell>
          <table:covered-table-cell/>
          <table:table-cell table:number-columns-repeated="2"/>
          <table:table-cell table:style-name="ce2" office:value-type="float" office:value="14">
            <text:p>14</text:p>
          </table:table-cell>
          <table:table-cell table:formula="of:=[.J38]/[.I59]" office:value-type="float" office:value="0.373491653997351">
            <text:p>0,37</text:p>
          </table:table-cell>
          <table:table-cell table:style-name="ce8" table:formula="of:=[.K38]/[.I59]" office:value-type="float" office:value="0.371654563817055">
            <text:p>0,37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7.160441">
            <text:p>7,16</text:p>
          </table:table-cell>
          <table:covered-table-cell/>
          <table:table-cell office:value-type="float" office:value="7.136015">
            <text:p>7,14</text:p>
          </table:table-cell>
          <table:covered-table-cell/>
          <table:table-cell table:number-columns-repeated="2"/>
          <table:table-cell table:style-name="ce2" office:value-type="float" office:value="15">
            <text:p>15</text:p>
          </table:table-cell>
          <table:table-cell table:formula="of:=[.J39]/[.I60]" office:value-type="float" office:value="0.356519638332318">
            <text:p>0,36</text:p>
          </table:table-cell>
          <table:table-cell table:style-name="ce8" table:formula="of:=[.K39]/[.I60]" office:value-type="float" office:value="0.353667223287335">
            <text:p>0,35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7.21873">
            <text:p>7,22</text:p>
          </table:table-cell>
          <table:covered-table-cell/>
          <table:table-cell office:value-type="float" office:value="7.14627">
            <text:p>7,15</text:p>
          </table:table-cell>
          <table:covered-table-cell/>
          <table:table-cell table:number-columns-repeated="2"/>
          <table:table-cell table:style-name="ce3" office:value-type="float" office:value="16">
            <text:p>16</text:p>
          </table:table-cell>
          <table:table-cell table:style-name="ce5" table:formula="of:=[.J40]/[.I61]" office:value-type="float" office:value="0.340151332332966">
            <text:p>0,34</text:p>
          </table:table-cell>
          <table:table-cell table:style-name="ce9" table:formula="of:=[.K40]/[.I61]" office:value-type="float" office:value="0.335164280437946">
            <text:p>0,34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7.205372">
            <text:p>7,21</text:p>
          </table:table-cell>
          <table:covered-table-cell/>
          <table:table-cell office:value-type="float" office:value="7.164093">
            <text:p>7,1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7.243166">
            <text:p>7,24</text:p>
          </table:table-cell>
          <table:covered-table-cell/>
          <table:table-cell office:value-type="float" office:value="7.150553">
            <text:p>7,15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7" table:number-columns-spanned="1" table:number-rows-spanned="10">
            <text:p>7</text:p>
          </table:table-cell>
          <table:table-cell office:value-type="float" office:value="1">
            <text:p>1</text:p>
          </table:table-cell>
          <table:table-cell office:value-type="float" office:value="6.614029">
            <text:p>6,61</text:p>
          </table:table-cell>
          <table:table-cell table:formula="of:=MIN([.C64:.C73])" office:value-type="float" office:value="6.504583" table:number-columns-spanned="1" table:number-rows-spanned="10">
            <text:p>6,5</text:p>
          </table:table-cell>
          <table:table-cell office:value-type="float" office:value="6.549214">
            <text:p>6,55</text:p>
          </table:table-cell>
          <table:table-cell table:formula="of:=MIN([.E64:.E73])" office:value-type="float" office:value="6.528788" table:number-columns-spanned="1" table:number-rows-spanned="10">
            <text:p>6,5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6.504583">
            <text:p>6,5</text:p>
          </table:table-cell>
          <table:covered-table-cell/>
          <table:table-cell office:value-type="float" office:value="6.664202">
            <text:p>6,6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6.651818">
            <text:p>6,65</text:p>
          </table:table-cell>
          <table:covered-table-cell/>
          <table:table-cell office:value-type="float" office:value="6.538691">
            <text:p>6,5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611626">
            <text:p>6,61</text:p>
          </table:table-cell>
          <table:covered-table-cell/>
          <table:table-cell office:value-type="float" office:value="6.598835">
            <text:p>6,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603202">
            <text:p>6,6</text:p>
          </table:table-cell>
          <table:covered-table-cell/>
          <table:table-cell office:value-type="float" office:value="6.620549">
            <text:p>6,6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598547">
            <text:p>6,6</text:p>
          </table:table-cell>
          <table:covered-table-cell/>
          <table:table-cell office:value-type="float" office:value="6.528788">
            <text:p>6,5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6.647272">
            <text:p>6,65</text:p>
          </table:table-cell>
          <table:covered-table-cell/>
          <table:table-cell office:value-type="float" office:value="6.55449">
            <text:p>6,55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621091">
            <text:p>6,62</text:p>
          </table:table-cell>
          <table:covered-table-cell/>
          <table:table-cell office:value-type="float" office:value="6.555112">
            <text:p>6,5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6.618825">
            <text:p>6,62</text:p>
          </table:table-cell>
          <table:covered-table-cell/>
          <table:table-cell office:value-type="float" office:value="6.571121">
            <text:p>6,5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6.616479">
            <text:p>6,62</text:p>
          </table:table-cell>
          <table:covered-table-cell/>
          <table:table-cell office:value-type="float" office:value="6.575773">
            <text:p>6,5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8" table:number-columns-spanned="1" table:number-rows-spanned="10">
            <text:p>8</text:p>
          </table:table-cell>
          <table:table-cell office:value-type="float" office:value="1">
            <text:p>1</text:p>
          </table:table-cell>
          <table:table-cell office:value-type="float" office:value="6.261166">
            <text:p>6,26</text:p>
          </table:table-cell>
          <table:table-cell table:formula="of:=MIN([.C74:.C83])" office:value-type="float" office:value="6.249902" table:number-columns-spanned="1" table:number-rows-spanned="10">
            <text:p>6,25</text:p>
          </table:table-cell>
          <table:table-cell office:value-type="float" office:value="6.249979">
            <text:p>6,25</text:p>
          </table:table-cell>
          <table:table-cell table:formula="of:=MIN([.E74:.E83])" office:value-type="float" office:value="6.214948" table:number-columns-spanned="1" table:number-rows-spanned="10">
            <text:p>6,2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6.255522">
            <text:p>6,26</text:p>
          </table:table-cell>
          <table:covered-table-cell/>
          <table:table-cell office:value-type="float" office:value="6.25394">
            <text:p>6,25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6.260997">
            <text:p>6,26</text:p>
          </table:table-cell>
          <table:covered-table-cell/>
          <table:table-cell office:value-type="float" office:value="6.240926">
            <text:p>6,2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254208">
            <text:p>6,25</text:p>
          </table:table-cell>
          <table:covered-table-cell/>
          <table:table-cell office:value-type="float" office:value="6.239031">
            <text:p>6,2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320254">
            <text:p>6,32</text:p>
          </table:table-cell>
          <table:covered-table-cell/>
          <table:table-cell office:value-type="float" office:value="6.243548">
            <text:p>6,2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250373">
            <text:p>6,25</text:p>
          </table:table-cell>
          <table:covered-table-cell/>
          <table:table-cell office:value-type="float" office:value="6.241371">
            <text:p>6,2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6.258044">
            <text:p>6,26</text:p>
          </table:table-cell>
          <table:covered-table-cell/>
          <table:table-cell office:value-type="float" office:value="6.214948">
            <text:p>6,2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25489">
            <text:p>6,25</text:p>
          </table:table-cell>
          <table:covered-table-cell/>
          <table:table-cell office:value-type="float" office:value="6.260824">
            <text:p>6,2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6.249902">
            <text:p>6,25</text:p>
          </table:table-cell>
          <table:covered-table-cell/>
          <table:table-cell office:value-type="float" office:value="6.237203">
            <text:p>6,2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6.253001">
            <text:p>6,25</text:p>
          </table:table-cell>
          <table:covered-table-cell/>
          <table:table-cell office:value-type="float" office:value="6.22777">
            <text:p>6,23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9" table:number-columns-spanned="1" table:number-rows-spanned="10">
            <text:p>9</text:p>
          </table:table-cell>
          <table:table-cell office:value-type="float" office:value="1">
            <text:p>1</text:p>
          </table:table-cell>
          <table:table-cell office:value-type="float" office:value="7.300661">
            <text:p>7,3</text:p>
          </table:table-cell>
          <table:table-cell table:formula="of:=MIN([.C84:.C93])" office:value-type="float" office:value="7.269476" table:number-columns-spanned="1" table:number-rows-spanned="10">
            <text:p>7,27</text:p>
          </table:table-cell>
          <table:table-cell office:value-type="float" office:value="7.275072">
            <text:p>7,28</text:p>
          </table:table-cell>
          <table:table-cell table:formula="of:=MIN([.E84:.E93])" office:value-type="float" office:value="7.275072" table:number-columns-spanned="1" table:number-rows-spanned="10">
            <text:p>7,28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7.284021">
            <text:p>7,28</text:p>
          </table:table-cell>
          <table:covered-table-cell/>
          <table:table-cell office:value-type="float" office:value="7.326615">
            <text:p>7,3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7.296848">
            <text:p>7,3</text:p>
          </table:table-cell>
          <table:covered-table-cell/>
          <table:table-cell office:value-type="float" office:value="7.298888">
            <text:p>7,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7.331582">
            <text:p>7,33</text:p>
          </table:table-cell>
          <table:covered-table-cell/>
          <table:table-cell office:value-type="float" office:value="7.278452">
            <text:p>7,28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7.331168">
            <text:p>7,33</text:p>
          </table:table-cell>
          <table:covered-table-cell/>
          <table:table-cell office:value-type="float" office:value="7.293143">
            <text:p>7,29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7.281429">
            <text:p>7,28</text:p>
          </table:table-cell>
          <table:covered-table-cell/>
          <table:table-cell office:value-type="float" office:value="7.318011">
            <text:p>7,3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7.269476">
            <text:p>7,27</text:p>
          </table:table-cell>
          <table:covered-table-cell/>
          <table:table-cell office:value-type="float" office:value="7.303626">
            <text:p>7,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7.307277">
            <text:p>7,31</text:p>
          </table:table-cell>
          <table:covered-table-cell/>
          <table:table-cell office:value-type="float" office:value="7.356944">
            <text:p>7,3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7.304412">
            <text:p>7,3</text:p>
          </table:table-cell>
          <table:covered-table-cell/>
          <table:table-cell office:value-type="float" office:value="7.306208">
            <text:p>7,3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7.30623">
            <text:p>7,31</text:p>
          </table:table-cell>
          <table:covered-table-cell/>
          <table:table-cell office:value-type="float" office:value="7.276058">
            <text:p>7,2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0" table:number-columns-spanned="1" table:number-rows-spanned="10">
            <text:p>10</text:p>
          </table:table-cell>
          <table:table-cell office:value-type="float" office:value="1">
            <text:p>1</text:p>
          </table:table-cell>
          <table:table-cell office:value-type="float" office:value="6.974584">
            <text:p>6,97</text:p>
          </table:table-cell>
          <table:table-cell table:formula="of:=MIN([.C94:.C103])" office:value-type="float" office:value="6.968764" table:number-columns-spanned="1" table:number-rows-spanned="10">
            <text:p>6,97</text:p>
          </table:table-cell>
          <table:table-cell office:value-type="float" office:value="7.030445">
            <text:p>7,03</text:p>
          </table:table-cell>
          <table:table-cell table:formula="of:=MIN([.E94:.E103])" office:value-type="float" office:value="6.95572" table:number-columns-spanned="1" table:number-rows-spanned="10">
            <text:p>6,96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6.988516">
            <text:p>6,99</text:p>
          </table:table-cell>
          <table:covered-table-cell/>
          <table:table-cell office:value-type="float" office:value="6.966165">
            <text:p>6,9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7.032062">
            <text:p>7,03</text:p>
          </table:table-cell>
          <table:covered-table-cell/>
          <table:table-cell office:value-type="float" office:value="6.976686">
            <text:p>6,98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971485">
            <text:p>6,97</text:p>
          </table:table-cell>
          <table:covered-table-cell/>
          <table:table-cell office:value-type="float" office:value="7.008813">
            <text:p>7,0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968764">
            <text:p>6,97</text:p>
          </table:table-cell>
          <table:covered-table-cell/>
          <table:table-cell office:value-type="float" office:value="6.973949">
            <text:p>6,9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98557">
            <text:p>6,99</text:p>
          </table:table-cell>
          <table:covered-table-cell/>
          <table:table-cell office:value-type="float" office:value="7.008361">
            <text:p>7,0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7.000189">
            <text:p>7</text:p>
          </table:table-cell>
          <table:covered-table-cell/>
          <table:table-cell office:value-type="float" office:value="6.972131">
            <text:p>6,9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993073">
            <text:p>6,99</text:p>
          </table:table-cell>
          <table:covered-table-cell/>
          <table:table-cell office:value-type="float" office:value="6.981451">
            <text:p>6,98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7.008597">
            <text:p>7,01</text:p>
          </table:table-cell>
          <table:covered-table-cell/>
          <table:table-cell office:value-type="float" office:value="6.95572">
            <text:p>6,9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7.021492">
            <text:p>7,02</text:p>
          </table:table-cell>
          <table:covered-table-cell/>
          <table:table-cell office:value-type="float" office:value="6.981032">
            <text:p>6,9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 table:number-columns-spanned="1" table:number-rows-spanned="10">
            <text:p>11</text:p>
          </table:table-cell>
          <table:table-cell office:value-type="float" office:value="1">
            <text:p>1</text:p>
          </table:table-cell>
          <table:table-cell office:value-type="float" office:value="6.722771">
            <text:p>6,72</text:p>
          </table:table-cell>
          <table:table-cell table:formula="of:=MIN([.C104:.C113])" office:value-type="float" office:value="6.699679" table:number-columns-spanned="1" table:number-rows-spanned="10">
            <text:p>6,7</text:p>
          </table:table-cell>
          <table:table-cell office:value-type="float" office:value="6.644988">
            <text:p>6,64</text:p>
          </table:table-cell>
          <table:table-cell table:formula="of:=MIN([.E104:.E113])" office:value-type="float" office:value="6.612274" table:number-columns-spanned="1" table:number-rows-spanned="10">
            <text:p>6,6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6.753562">
            <text:p>6,75</text:p>
          </table:table-cell>
          <table:covered-table-cell/>
          <table:table-cell office:value-type="float" office:value="6.666467">
            <text:p>6,6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6.711775">
            <text:p>6,71</text:p>
          </table:table-cell>
          <table:covered-table-cell/>
          <table:table-cell office:value-type="float" office:value="6.633132">
            <text:p>6,6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766554">
            <text:p>6,77</text:p>
          </table:table-cell>
          <table:covered-table-cell/>
          <table:table-cell office:value-type="float" office:value="6.648808">
            <text:p>6,65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746068">
            <text:p>6,75</text:p>
          </table:table-cell>
          <table:covered-table-cell/>
          <table:table-cell office:value-type="float" office:value="6.66817">
            <text:p>6,6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758519">
            <text:p>6,76</text:p>
          </table:table-cell>
          <table:covered-table-cell/>
          <table:table-cell office:value-type="float" office:value="6.630973">
            <text:p>6,6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6.741945">
            <text:p>6,74</text:p>
          </table:table-cell>
          <table:covered-table-cell/>
          <table:table-cell office:value-type="float" office:value="6.624273">
            <text:p>6,6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766031">
            <text:p>6,77</text:p>
          </table:table-cell>
          <table:covered-table-cell/>
          <table:table-cell office:value-type="float" office:value="6.657817">
            <text:p>6,6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6.699679">
            <text:p>6,7</text:p>
          </table:table-cell>
          <table:covered-table-cell/>
          <table:table-cell office:value-type="float" office:value="6.658542">
            <text:p>6,66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6.770892">
            <text:p>6,77</text:p>
          </table:table-cell>
          <table:covered-table-cell/>
          <table:table-cell office:value-type="float" office:value="6.612274">
            <text:p>6,61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2" table:number-columns-spanned="1" table:number-rows-spanned="10">
            <text:p>12</text:p>
          </table:table-cell>
          <table:table-cell office:value-type="float" office:value="1">
            <text:p>1</text:p>
          </table:table-cell>
          <table:table-cell office:value-type="float" office:value="6.461851">
            <text:p>6,46</text:p>
          </table:table-cell>
          <table:table-cell table:formula="of:=MIN([.C114:.C123])" office:value-type="float" office:value="6.425228" table:number-columns-spanned="1" table:number-rows-spanned="10">
            <text:p>6,43</text:p>
          </table:table-cell>
          <table:table-cell office:value-type="float" office:value="6.587397">
            <text:p>6,59</text:p>
          </table:table-cell>
          <table:table-cell table:formula="of:=MIN([.E114:.E123])" office:value-type="float" office:value="6.398298" table:number-columns-spanned="1" table:number-rows-spanned="10">
            <text:p>6,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6.481952">
            <text:p>6,48</text:p>
          </table:table-cell>
          <table:covered-table-cell/>
          <table:table-cell office:value-type="float" office:value="6.400556">
            <text:p>6,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6.518528">
            <text:p>6,52</text:p>
          </table:table-cell>
          <table:covered-table-cell/>
          <table:table-cell office:value-type="float" office:value="6.434074">
            <text:p>6,4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46681">
            <text:p>6,47</text:p>
          </table:table-cell>
          <table:covered-table-cell/>
          <table:table-cell office:value-type="float" office:value="6.412707">
            <text:p>6,4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496025">
            <text:p>6,5</text:p>
          </table:table-cell>
          <table:covered-table-cell/>
          <table:table-cell office:value-type="float" office:value="6.398298">
            <text:p>6,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458711">
            <text:p>6,46</text:p>
          </table:table-cell>
          <table:covered-table-cell/>
          <table:table-cell office:value-type="float" office:value="6.420933">
            <text:p>6,4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6.467856">
            <text:p>6,47</text:p>
          </table:table-cell>
          <table:covered-table-cell/>
          <table:table-cell office:value-type="float" office:value="6.439353">
            <text:p>6,4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491955">
            <text:p>6,49</text:p>
          </table:table-cell>
          <table:covered-table-cell/>
          <table:table-cell office:value-type="float" office:value="6.431722">
            <text:p>6,4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6.477135">
            <text:p>6,48</text:p>
          </table:table-cell>
          <table:covered-table-cell/>
          <table:table-cell office:value-type="float" office:value="6.479689">
            <text:p>6,48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6.425228">
            <text:p>6,43</text:p>
          </table:table-cell>
          <table:covered-table-cell/>
          <table:table-cell office:value-type="float" office:value="6.428725">
            <text:p>6,43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" table:number-columns-spanned="1" table:number-rows-spanned="10">
            <text:p>13</text:p>
          </table:table-cell>
          <table:table-cell office:value-type="float" office:value="1">
            <text:p>1</text:p>
          </table:table-cell>
          <table:table-cell office:value-type="float" office:value="6.591053">
            <text:p>6,59</text:p>
          </table:table-cell>
          <table:table-cell table:formula="of:=MIN([.C124:.C133])" office:value-type="float" office:value="6.591053" table:number-columns-spanned="1" table:number-rows-spanned="10">
            <text:p>6,59</text:p>
          </table:table-cell>
          <table:table-cell office:value-type="float" office:value="6.667953">
            <text:p>6,67</text:p>
          </table:table-cell>
          <table:table-cell table:formula="of:=MIN([.E124:.E133])" office:value-type="float" office:value="6.62558" table:number-columns-spanned="1" table:number-rows-spanned="10">
            <text:p>6,6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6.644126">
            <text:p>6,64</text:p>
          </table:table-cell>
          <table:covered-table-cell/>
          <table:table-cell office:value-type="float" office:value="6.62558">
            <text:p>6,6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6.625014">
            <text:p>6,63</text:p>
          </table:table-cell>
          <table:covered-table-cell/>
          <table:table-cell office:value-type="float" office:value="6.72166">
            <text:p>6,7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624129">
            <text:p>6,62</text:p>
          </table:table-cell>
          <table:covered-table-cell/>
          <table:table-cell office:value-type="float" office:value="6.705306">
            <text:p>6,7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646697">
            <text:p>6,65</text:p>
          </table:table-cell>
          <table:covered-table-cell/>
          <table:table-cell office:value-type="float" office:value="6.636051">
            <text:p>6,6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657835">
            <text:p>6,66</text:p>
          </table:table-cell>
          <table:covered-table-cell/>
          <table:table-cell office:value-type="float" office:value="6.653105">
            <text:p>6,65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6.630704">
            <text:p>6,63</text:p>
          </table:table-cell>
          <table:covered-table-cell/>
          <table:table-cell office:value-type="float" office:value="6.641929">
            <text:p>6,6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646861">
            <text:p>6,65</text:p>
          </table:table-cell>
          <table:covered-table-cell/>
          <table:table-cell office:value-type="float" office:value="6.698872">
            <text:p>6,7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6.677083">
            <text:p>6,68</text:p>
          </table:table-cell>
          <table:covered-table-cell/>
          <table:table-cell office:value-type="float" office:value="6.640479">
            <text:p>6,6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6.666618">
            <text:p>6,67</text:p>
          </table:table-cell>
          <table:covered-table-cell/>
          <table:table-cell office:value-type="float" office:value="6.663931">
            <text:p>6,66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4" table:number-columns-spanned="1" table:number-rows-spanned="10">
            <text:p>14</text:p>
          </table:table-cell>
          <table:table-cell office:value-type="float" office:value="1">
            <text:p>1</text:p>
          </table:table-cell>
          <table:table-cell office:value-type="float" office:value="6.486895">
            <text:p>6,49</text:p>
          </table:table-cell>
          <table:table-cell table:formula="of:=MIN([.C134:.C143])" office:value-type="float" office:value="6.486895" table:number-columns-spanned="1" table:number-rows-spanned="10">
            <text:p>6,49</text:p>
          </table:table-cell>
          <table:table-cell office:value-type="float" office:value="6.537449">
            <text:p>6,54</text:p>
          </table:table-cell>
          <table:table-cell table:formula="of:=MIN([.E134:.E143])" office:value-type="float" office:value="6.512988" table:number-columns-spanned="1" table:number-rows-spanned="10">
            <text:p>6,5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6.511671">
            <text:p>6,51</text:p>
          </table:table-cell>
          <table:covered-table-cell/>
          <table:table-cell office:value-type="float" office:value="6.546481">
            <text:p>6,55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6.525879">
            <text:p>6,53</text:p>
          </table:table-cell>
          <table:covered-table-cell/>
          <table:table-cell office:value-type="float" office:value="6.523492">
            <text:p>6,5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496673">
            <text:p>6,5</text:p>
          </table:table-cell>
          <table:covered-table-cell/>
          <table:table-cell office:value-type="float" office:value="6.546366">
            <text:p>6,55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508053">
            <text:p>6,51</text:p>
          </table:table-cell>
          <table:covered-table-cell/>
          <table:table-cell office:value-type="float" office:value="6.541243">
            <text:p>6,5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664332">
            <text:p>6,66</text:p>
          </table:table-cell>
          <table:covered-table-cell/>
          <table:table-cell office:value-type="float" office:value="6.528764">
            <text:p>6,53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6.550344">
            <text:p>6,55</text:p>
          </table:table-cell>
          <table:covered-table-cell/>
          <table:table-cell office:value-type="float" office:value="6.541929">
            <text:p>6,5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931109">
            <text:p>6,93</text:p>
          </table:table-cell>
          <table:covered-table-cell/>
          <table:table-cell office:value-type="float" office:value="6.540591">
            <text:p>6,5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8.450241">
            <text:p>8,45</text:p>
          </table:table-cell>
          <table:covered-table-cell/>
          <table:table-cell office:value-type="float" office:value="6.512988">
            <text:p>6,51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7.391915">
            <text:p>7,39</text:p>
          </table:table-cell>
          <table:covered-table-cell/>
          <table:table-cell office:value-type="float" office:value="6.529245">
            <text:p>6,53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 table:number-columns-spanned="1" table:number-rows-spanned="10">
            <text:p>15</text:p>
          </table:table-cell>
          <table:table-cell office:value-type="float" office:value="1">
            <text:p>1</text:p>
          </table:table-cell>
          <table:table-cell office:value-type="float" office:value="6.350738">
            <text:p>6,35</text:p>
          </table:table-cell>
          <table:table-cell table:formula="of:=MIN([.C144:.C153])" office:value-type="float" office:value="6.342655" table:number-columns-spanned="1" table:number-rows-spanned="10">
            <text:p>6,34</text:p>
          </table:table-cell>
          <table:table-cell office:value-type="float" office:value="6.391088">
            <text:p>6,39</text:p>
          </table:table-cell>
          <table:table-cell table:formula="of:=MIN([.E144:.E153])" office:value-type="float" office:value="6.387953" table:number-columns-spanned="1" table:number-rows-spanned="10">
            <text:p>6,39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6.345451">
            <text:p>6,35</text:p>
          </table:table-cell>
          <table:covered-table-cell/>
          <table:table-cell office:value-type="float" office:value="6.395657">
            <text:p>6,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6.343708">
            <text:p>6,34</text:p>
          </table:table-cell>
          <table:covered-table-cell/>
          <table:table-cell office:value-type="float" office:value="6.387953">
            <text:p>6,39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346594">
            <text:p>6,35</text:p>
          </table:table-cell>
          <table:covered-table-cell/>
          <table:table-cell office:value-type="float" office:value="6.395494">
            <text:p>6,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34708">
            <text:p>6,35</text:p>
          </table:table-cell>
          <table:covered-table-cell/>
          <table:table-cell office:value-type="float" office:value="6.39171">
            <text:p>6,39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348804">
            <text:p>6,35</text:p>
          </table:table-cell>
          <table:covered-table-cell/>
          <table:table-cell office:value-type="float" office:value="6.397129">
            <text:p>6,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6.356614">
            <text:p>6,36</text:p>
          </table:table-cell>
          <table:covered-table-cell/>
          <table:table-cell office:value-type="float" office:value="6.397294">
            <text:p>6,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347588">
            <text:p>6,35</text:p>
          </table:table-cell>
          <table:covered-table-cell/>
          <table:table-cell office:value-type="float" office:value="6.402623">
            <text:p>6,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6.357138">
            <text:p>6,36</text:p>
          </table:table-cell>
          <table:covered-table-cell/>
          <table:table-cell office:value-type="float" office:value="6.395217">
            <text:p>6,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6.342655">
            <text:p>6,34</text:p>
          </table:table-cell>
          <table:covered-table-cell/>
          <table:table-cell office:value-type="float" office:value="6.389152">
            <text:p>6,39</text:p>
          </table:table-cell>
          <table:covered-table-cell/>
          <table:table-cell table:number-columns-repeated="5"/>
        </table:table-row>
        <table:table-row table:style-name="ro1">
          <table:table-cell table:style-name="ce3" office:value-type="float" office:value="16" table:number-columns-spanned="1" table:number-rows-spanned="10">
            <text:p>16</text:p>
          </table:table-cell>
          <table:table-cell office:value-type="float" office:value="1">
            <text:p>1</text:p>
          </table:table-cell>
          <table:table-cell office:value-type="float" office:value="6.232376">
            <text:p>6,23</text:p>
          </table:table-cell>
          <table:table-cell table:style-name="ce5" table:formula="of:=MIN([.C154:.C163])" office:value-type="float" office:value="6.232376" table:number-columns-spanned="1" table:number-rows-spanned="10">
            <text:p>6,23</text:p>
          </table:table-cell>
          <table:table-cell office:value-type="float" office:value="6.325818">
            <text:p>6,33</text:p>
          </table:table-cell>
          <table:table-cell table:style-name="ce9" table:formula="of:=MIN([.E154:.E163])" office:value-type="float" office:value="6.319316" table:number-columns-spanned="1" table:number-rows-spanned="10">
            <text:p>6,3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6.244857">
            <text:p>6,24</text:p>
          </table:table-cell>
          <table:covered-table-cell/>
          <table:table-cell office:value-type="float" office:value="6.34344">
            <text:p>6,3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6.238789">
            <text:p>6,24</text:p>
          </table:table-cell>
          <table:covered-table-cell/>
          <table:table-cell office:value-type="float" office:value="6.340161">
            <text:p>6,3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6.236529">
            <text:p>6,24</text:p>
          </table:table-cell>
          <table:covered-table-cell/>
          <table:table-cell office:value-type="float" office:value="6.319316">
            <text:p>6,32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6.24273">
            <text:p>6,24</text:p>
          </table:table-cell>
          <table:covered-table-cell/>
          <table:table-cell office:value-type="float" office:value="6.343832">
            <text:p>6,3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.25269">
            <text:p>6,25</text:p>
          </table:table-cell>
          <table:covered-table-cell/>
          <table:table-cell office:value-type="float" office:value="6.342322">
            <text:p>6,3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6.237802">
            <text:p>6,24</text:p>
          </table:table-cell>
          <table:covered-table-cell/>
          <table:table-cell office:value-type="float" office:value="6.343176">
            <text:p>6,3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6.248129">
            <text:p>6,25</text:p>
          </table:table-cell>
          <table:covered-table-cell/>
          <table:table-cell office:value-type="float" office:value="6.337755">
            <text:p>6,34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6.282824">
            <text:p>6,28</text:p>
          </table:table-cell>
          <table:covered-table-cell/>
          <table:table-cell office:value-type="float" office:value="6.329632">
            <text:p>6,33</text:p>
          </table:table-cell>
          <table:covered-table-cell/>
          <table:table-cell table:number-columns-repeated="5"/>
        </table:table-row>
        <table:table-row table:style-name="ro1">
          <table:covered-table-cell table:style-name="ce3"/>
          <table:table-cell table:style-name="ce5" office:value-type="float" office:value="10">
            <text:p>10</text:p>
          </table:table-cell>
          <table:table-cell table:style-name="ce5" office:value-type="float" office:value="6.249562">
            <text:p>6,25</text:p>
          </table:table-cell>
          <table:covered-table-cell table:style-name="ce5"/>
          <table:table-cell table:style-name="ce5" office:value-type="float" office:value="6.334849">
            <text:p>6,33</text:p>
          </table:table-cell>
          <table:covered-table-cell table:style-name="ce9"/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7">27.03.2024</text:date>, <text:time>14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5M11S</meta:editing-duration>
    <meta:editing-cycles>7</meta:editing-cycles>
    <meta:generator>OpenOffice/4.1.5$Win32 OpenOffice.org_project/415m1$Build-9789</meta:generator>
    <dc:date>2024-03-27T14:28:07.29</dc:date>
    <dc:creator>Загнеев </dc:creator>
    <meta:document-statistic meta:table-count="3" meta:cell-count="692" meta:object-count="0"/>
    <meta:user-defined meta:name="Info 1"/>
    <meta:user-defined meta:name="Info 2"/>
    <meta:user-defined meta:name="Info 3"/>
    <meta:user-defined meta:name="Info 4"/>
  </office:meta>
</office:document-meta>
</file>